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#dddddd" fo:border="0.06pt solid #000000"/>
      <style:text-properties fo:color="#ff3333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/>
    </style:style>
    <style:style style:name="ce7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74" style:family="table-cell" style:parent-style-name="Default">
      <style:table-cell-properties fo:background-color="#ffffcc" fo:border="0.06pt solid #000000"/>
    </style:style>
    <style:style style:name="ce75" style:family="table-cell" style:parent-style-name="Default">
      <style:table-cell-properties fo:background-color="#ccffff" fo:border="0.06pt solid #000000"/>
    </style:style>
    <style:style style:name="ce76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g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3" calcext:value-type="float">
            <text:p>53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0:35:30.246208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2T10:49:31.102546874</dc:date>
    <meta:editing-duration>P7DT7H21M32S</meta:editing-duration>
    <meta:editing-cycles>538</meta:editing-cycles>
    <meta:generator>LibreOffice/5.1.6.2$Linux_X86_64 LibreOffice_project/10m0$Build-2</meta:generator>
    <meta:document-statistic meta:table-count="2" meta:cell-count="589" meta:object-count="0"/>
  </office:meta>
</office:document-meta>
</file>